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05pt"/>
    </style:style>
    <style:style style:name="co3" style:family="table-column">
      <style:table-column-properties fo:break-before="auto" style:column-width="98.7pt"/>
    </style:style>
    <style:style style:name="co4" style:family="table-column">
      <style:table-column-properties fo:break-before="auto" style:column-width="106.55pt"/>
    </style:style>
    <style:style style:name="co5" style:family="table-column">
      <style:table-column-properties fo:break-before="auto" style:column-width="70.5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87.76pt"/>
    </style:style>
    <style:style style:name="co8" style:family="table-column">
      <style:table-column-properties fo:break-before="auto" style:column-width="1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6.84pt" svg:y="271.62pt">
            <loext:p draw:notify-on-update-of-ranges="Sheet1.E9:Sheet1.E9 Sheet1.E10:Sheet1.E17 Sheet1.K9:Sheet1.K9 Sheet1.K10:Sheet1.K17 Sheet1.Q9:Sheet1.Q9 Sheet1.Q10:Sheet1.Q17 Sheet1.W9:Sheet1.W9 Sheet1.W10:Sheet1.W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54.2pt" svg:y="270.88pt">
            <loext:p draw:notify-on-update-of-ranges="Sheet1.F9:Sheet1.F9 Sheet1.F10:Sheet1.F17 Sheet1.L9:Sheet1.L9 Sheet1.L10:Sheet1.L17 Sheet1.R9:Sheet1.R9 Sheet1.R10:Sheet1.R17 Sheet1.X9:Sheet1.X9 Sheet1.X10:Sheet1.X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pt" svg:height="255.23pt" svg:x="1078.95pt" svg:y="280.83pt">
            <loext:p draw:notify-on-update-of-ranges="Sheet1.G9:Sheet1.G9 Sheet1.G10:Sheet1.G17 Sheet1.M9:Sheet1.M9 Sheet1.M10:Sheet1.M17 Sheet1.S9:Sheet1.S9 Sheet1.S10:Sheet1.S17 Sheet1.Y9:Sheet1.Y9 Sheet1.Y10:Sheet1.Y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ulti Row (5)</text:p>
          </table:table-cell>
          <table:table-cell table:number-columns-repeated="5"/>
          <table:table-cell office:value-type="string" calcext:value-type="string">
            <text:p>pixel</text:p>
          </table:table-cell>
          <table:table-cell table:number-columns-repeated="5"/>
          <table:table-cell office:value-type="string" calcext:value-type="string">
            <text:p>SubRow</text:p>
          </table:table-cell>
          <table:table-cell table:number-columns-repeated="5"/>
          <table:table-cell office:value-type="string" calcext:value-type="string">
            <text:p>Row by Ro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=50</text:p>
          </table:table-cell>
          <table:table-cell table:number-columns-repeated="5"/>
          <table:table-cell office:value-type="string" calcext:value-type="string">
            <text:p>N=50</text:p>
          </table:table-cell>
          <table:table-cell table:number-columns-repeated="5"/>
          <table:table-cell office:value-type="string" calcext:value-type="string">
            <text:p>N=50</text:p>
          </table:table-cell>
          <table:table-cell table:number-columns-repeated="5"/>
          <table:table-cell office:value-type="string" calcext:value-type="string">
            <text:p>N=50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Thread count</text:p>
          </table:table-cell>
          <table:table-cell office:value-type="string" calcext:value-type="string">
            <text:p>Average run-time Multi Row</text:p>
          </table:table-cell>
          <table:table-cell office:value-type="string" calcext:value-type="string">
            <text:p>Speed up Multi Row</text:p>
          </table:table-cell>
          <table:table-cell office:value-type="string" calcext:value-type="string">
            <text:p>Efficiency Multi Row</text:p>
          </table:table-cell>
          <table:table-cell table:number-columns-repeated="2"/>
          <table:table-cell office:value-type="string" calcext:value-type="string">
            <text:p>Thread count</text:p>
          </table:table-cell>
          <table:table-cell office:value-type="string" calcext:value-type="string">
            <text:p>Average run-time Pixel</text:p>
          </table:table-cell>
          <table:table-cell office:value-type="string" calcext:value-type="string">
            <text:p>Speed up pixel</text:p>
          </table:table-cell>
          <table:table-cell office:value-type="string" calcext:value-type="string">
            <text:p>Efficiency Pixel</text:p>
          </table:table-cell>
          <table:table-cell table:number-columns-repeated="2"/>
          <table:table-cell office:value-type="string" calcext:value-type="string">
            <text:p>Thread count</text:p>
          </table:table-cell>
          <table:table-cell office:value-type="string" calcext:value-type="string">
            <text:p>Average run-time Sub row</text:p>
          </table:table-cell>
          <table:table-cell office:value-type="string" calcext:value-type="string">
            <text:p>Speed up Sub row</text:p>
          </table:table-cell>
          <table:table-cell office:value-type="string" calcext:value-type="string">
            <text:p>Efficiency Sub Row</text:p>
          </table:table-cell>
          <table:table-cell table:number-columns-repeated="2"/>
          <table:table-cell office:value-type="string" calcext:value-type="string">
            <text:p>Thread count</text:p>
          </table:table-cell>
          <table:table-cell office:value-type="string" calcext:value-type="string">
            <text:p>Average run-time Row</text:p>
          </table:table-cell>
          <table:table-cell office:value-type="string" calcext:value-type="string">
            <text:p>Speed up Row</text:p>
          </table:table-cell>
          <table:table-cell office:value-type="string" calcext:value-type="string">
            <text:p>Efficiency Row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5744" calcext:value-type="float">
            <text:p>0.5744</text:p>
          </table:table-cell>
          <table:table-cell table:formula="of:=[.E10]/[.E10]" office:value-type="float" office:value="1" calcext:value-type="float">
            <text:p>1</text:p>
          </table:table-cell>
          <table:table-cell table:formula="of:=[.F10]/[.D10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58274" calcext:value-type="float">
            <text:p>2.58274</text:p>
          </table:table-cell>
          <table:table-cell table:formula="of:=[.K10]/[.K10]" office:value-type="float" office:value="1" calcext:value-type="float">
            <text:p>1</text:p>
          </table:table-cell>
          <table:table-cell table:formula="of:=[.L10]/[.J10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39237" calcext:value-type="float">
            <text:p>0.639237</text:p>
          </table:table-cell>
          <table:table-cell table:formula="of:=[.Q10]/[.Q10]" office:value-type="float" office:value="1" calcext:value-type="float">
            <text:p>1</text:p>
          </table:table-cell>
          <table:table-cell table:formula="of:=[.R10]/[.P10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18661" calcext:value-type="float">
            <text:p>0.618661</text:p>
          </table:table-cell>
          <table:table-cell table:formula="of:=[.W10]/[.W10]" office:value-type="float" office:value="1" calcext:value-type="float">
            <text:p>1</text:p>
          </table:table-cell>
          <table:table-cell table:formula="of:=[.X10]/[.V10]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8905" calcext:value-type="float">
            <text:p>0.28905</text:p>
          </table:table-cell>
          <table:table-cell table:formula="of:=[.E10]/[.E11]" office:value-type="float" office:value="1.98719944646255" calcext:value-type="float">
            <text:p>1.98719944646255</text:p>
          </table:table-cell>
          <table:table-cell table:formula="of:=[.F11]/[.D11]" office:value-type="float" office:value="0.993599723231275" calcext:value-type="float">
            <text:p>0.9935997232312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04003" calcext:value-type="float">
            <text:p>2.04003</text:p>
          </table:table-cell>
          <table:table-cell table:formula="of:=[.K10]/[.K11]" office:value-type="float" office:value="1.2660304015137" calcext:value-type="float">
            <text:p>1.2660304015137</text:p>
          </table:table-cell>
          <table:table-cell table:formula="of:=[.L11]/[.J11]" office:value-type="float" office:value="0.633015200756852" calcext:value-type="float">
            <text:p>0.6330152007568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27102" calcext:value-type="float">
            <text:p>0.327102</text:p>
          </table:table-cell>
          <table:table-cell table:formula="of:=[.Q10]/[.Q11]" office:value-type="float" office:value="1.95424363042721" calcext:value-type="float">
            <text:p>1.95424363042721</text:p>
          </table:table-cell>
          <table:table-cell table:formula="of:=[.R11]/[.P11]" office:value-type="float" office:value="0.977121815213603" calcext:value-type="float">
            <text:p>0.9771218152136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146" calcext:value-type="float">
            <text:p>0.3146</text:p>
          </table:table-cell>
          <table:table-cell table:formula="of:=[.W10]/[.W11]" office:value-type="float" office:value="1.96650031786395" calcext:value-type="float">
            <text:p>1.96650031786395</text:p>
          </table:table-cell>
          <table:table-cell table:formula="of:=[.X11]/[.V11]" office:value-type="float" office:value="0.983250158931977" calcext:value-type="float">
            <text:p>0.983250158931977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194404" calcext:value-type="float">
            <text:p>0.194404</text:p>
          </table:table-cell>
          <table:table-cell table:formula="of:=[.E10]/[.E12]" office:value-type="float" office:value="2.95467171457377" calcext:value-type="float">
            <text:p>2.95467171457377</text:p>
          </table:table-cell>
          <table:table-cell table:formula="of:=[.F12]/[.D12]" office:value-type="float" office:value="0.984890571524591" calcext:value-type="float">
            <text:p>0.98489057152459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9178" calcext:value-type="float">
            <text:p>1.9178</text:p>
          </table:table-cell>
          <table:table-cell table:formula="of:=[.K10]/[.K12]" office:value-type="float" office:value="1.34672020022943" calcext:value-type="float">
            <text:p>1.34672020022943</text:p>
          </table:table-cell>
          <table:table-cell table:formula="of:=[.L12]/[.J12]" office:value-type="float" office:value="0.44890673340981" calcext:value-type="float">
            <text:p>0.448906733409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18337" calcext:value-type="float">
            <text:p>0.218337</text:p>
          </table:table-cell>
          <table:table-cell table:formula="of:=[.Q10]/[.Q12]" office:value-type="float" office:value="2.92775388504926" calcext:value-type="float">
            <text:p>2.92775388504926</text:p>
          </table:table-cell>
          <table:table-cell table:formula="of:=[.R12]/[.P12]" office:value-type="float" office:value="0.975917961683086" calcext:value-type="float">
            <text:p>0.97591796168308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31118" calcext:value-type="float">
            <text:p>0.231118</text:p>
          </table:table-cell>
          <table:table-cell table:formula="of:=[.W10]/[.W12]" office:value-type="float" office:value="2.67681876790211" calcext:value-type="float">
            <text:p>2.67681876790211</text:p>
          </table:table-cell>
          <table:table-cell table:formula="of:=[.X12]/[.V12]" office:value-type="float" office:value="0.892272922634037" calcext:value-type="float">
            <text:p>0.892272922634037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147253" calcext:value-type="float">
            <text:p>0.147253</text:p>
          </table:table-cell>
          <table:table-cell table:formula="of:=[.E10]/[.E13]" office:value-type="float" office:value="3.90076942405248" calcext:value-type="float">
            <text:p>3.90076942405248</text:p>
          </table:table-cell>
          <table:table-cell table:formula="of:=[.F13]/[.D13]" office:value-type="float" office:value="0.97519235601312" calcext:value-type="float">
            <text:p>0.975192356013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93542" calcext:value-type="float">
            <text:p>1.93542</text:p>
          </table:table-cell>
          <table:table-cell table:formula="of:=[.K10]/[.K13]" office:value-type="float" office:value="1.33445970383689" calcext:value-type="float">
            <text:p>1.33445970383689</text:p>
          </table:table-cell>
          <table:table-cell table:formula="of:=[.L13]/[.J13]" office:value-type="float" office:value="0.333614925959223" calcext:value-type="float">
            <text:p>0.3336149259592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83255" calcext:value-type="float">
            <text:p>0.183255</text:p>
          </table:table-cell>
          <table:table-cell table:formula="of:=[.Q10]/[.Q13]" office:value-type="float" office:value="3.48823770156339" calcext:value-type="float">
            <text:p>3.48823770156339</text:p>
          </table:table-cell>
          <table:table-cell table:formula="of:=[.R13]/[.P13]" office:value-type="float" office:value="0.872059425390849" calcext:value-type="float">
            <text:p>0.8720594253908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12083" calcext:value-type="float">
            <text:p>0.212083</text:p>
          </table:table-cell>
          <table:table-cell table:formula="of:=[.W10]/[.W13]" office:value-type="float" office:value="2.91707020364669" calcext:value-type="float">
            <text:p>2.91707020364669</text:p>
          </table:table-cell>
          <table:table-cell table:formula="of:=[.X13]/[.V13]" office:value-type="float" office:value="0.729267550911671" calcext:value-type="float">
            <text:p>0.72926755091167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157586" calcext:value-type="float">
            <text:p>0.157586</text:p>
          </table:table-cell>
          <table:table-cell table:formula="of:=[.E10]/[.E14]" office:value-type="float" office:value="3.64499384463087" calcext:value-type="float">
            <text:p>3.64499384463087</text:p>
          </table:table-cell>
          <table:table-cell table:formula="of:=[.F14]/[.D14]" office:value-type="float" office:value="0.728998768926174" calcext:value-type="float">
            <text:p>0.72899876892617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00725" calcext:value-type="float">
            <text:p>2.00725</text:p>
          </table:table-cell>
          <table:table-cell table:formula="of:=[.K10]/[.K14]" office:value-type="float" office:value="1.28670569186698" calcext:value-type="float">
            <text:p>1.28670569186698</text:p>
          </table:table-cell>
          <table:table-cell table:formula="of:=[.L14]/[.J14]" office:value-type="float" office:value="0.257341138373396" calcext:value-type="float">
            <text:p>0.25734113837339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04448" calcext:value-type="float">
            <text:p>0.204448</text:p>
          </table:table-cell>
          <table:table-cell table:formula="of:=[.Q10]/[.Q14]" office:value-type="float" office:value="3.12664834089842" calcext:value-type="float">
            <text:p>3.12664834089842</text:p>
          </table:table-cell>
          <table:table-cell table:formula="of:=[.R14]/[.P14]" office:value-type="float" office:value="0.625329668179684" calcext:value-type="float">
            <text:p>0.62532966817968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31488" calcext:value-type="float">
            <text:p>0.231488</text:p>
          </table:table-cell>
          <table:table-cell table:formula="of:=[.W10]/[.W14]" office:value-type="float" office:value="2.67254026126624" calcext:value-type="float">
            <text:p>2.67254026126624</text:p>
          </table:table-cell>
          <table:table-cell table:formula="of:=[.X14]/[.V14]" office:value-type="float" office:value="0.534508052253249" calcext:value-type="float">
            <text:p>0.53450805225324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170112" calcext:value-type="float">
            <text:p>0.170112</text:p>
          </table:table-cell>
          <table:table-cell table:formula="of:=[.E10]/[.E15]" office:value-type="float" office:value="3.37659894657637" calcext:value-type="float">
            <text:p>3.37659894657637</text:p>
          </table:table-cell>
          <table:table-cell table:formula="of:=[.F15]/[.D15]" office:value-type="float" office:value="0.562766491096062" calcext:value-type="float">
            <text:p>0.56276649109606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05875" calcext:value-type="float">
            <text:p>2.05875</text:p>
          </table:table-cell>
          <table:table-cell table:formula="of:=[.K10]/[.K15]" office:value-type="float" office:value="1.25451851851852" calcext:value-type="float">
            <text:p>1.25451851851852</text:p>
          </table:table-cell>
          <table:table-cell table:formula="of:=[.L15]/[.J15]" office:value-type="float" office:value="0.209086419753086" calcext:value-type="float">
            <text:p>0.20908641975308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12795" calcext:value-type="float">
            <text:p>0.212795</text:p>
          </table:table-cell>
          <table:table-cell table:formula="of:=[.Q10]/[.Q15]" office:value-type="float" office:value="3.004003853474" calcext:value-type="float">
            <text:p>3.004003853474</text:p>
          </table:table-cell>
          <table:table-cell table:formula="of:=[.R15]/[.P15]" office:value-type="float" office:value="0.500667308912333" calcext:value-type="float">
            <text:p>0.500667308912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36869" calcext:value-type="float">
            <text:p>0.236869</text:p>
          </table:table-cell>
          <table:table-cell table:formula="of:=[.W10]/[.W15]" office:value-type="float" office:value="2.61182763468415" calcext:value-type="float">
            <text:p>2.61182763468415</text:p>
          </table:table-cell>
          <table:table-cell table:formula="of:=[.X15]/[.V15]" office:value-type="float" office:value="0.435304605780692" calcext:value-type="float">
            <text:p>0.435304605780692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175271" calcext:value-type="float">
            <text:p>0.175271</text:p>
          </table:table-cell>
          <table:table-cell table:formula="of:=[.E10]/[.E16]" office:value-type="float" office:value="3.27721071940024" calcext:value-type="float">
            <text:p>3.27721071940024</text:p>
          </table:table-cell>
          <table:table-cell table:formula="of:=[.F16]/[.D16]" office:value-type="float" office:value="0.468172959914321" calcext:value-type="float">
            <text:p>0.4681729599143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.10758" calcext:value-type="float">
            <text:p>2.10758</text:p>
          </table:table-cell>
          <table:table-cell table:formula="of:=[.K10]/[.K16]" office:value-type="float" office:value="1.22545288909555" calcext:value-type="float">
            <text:p>1.22545288909555</text:p>
          </table:table-cell>
          <table:table-cell table:formula="of:=[.L16]/[.J16]" office:value-type="float" office:value="0.175064698442222" calcext:value-type="float">
            <text:p>0.1750646984422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17967" calcext:value-type="float">
            <text:p>0.217967</text:p>
          </table:table-cell>
          <table:table-cell table:formula="of:=[.Q10]/[.Q16]" office:value-type="float" office:value="2.93272376093629" calcext:value-type="float">
            <text:p>2.93272376093629</text:p>
          </table:table-cell>
          <table:table-cell table:formula="of:=[.R16]/[.P16]" office:value-type="float" office:value="0.418960537276613" calcext:value-type="float">
            <text:p>0.4189605372766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41826" calcext:value-type="float">
            <text:p>0.241826</text:p>
          </table:table-cell>
          <table:table-cell table:formula="of:=[.W10]/[.W16]" office:value-type="float" office:value="2.55828984476442" calcext:value-type="float">
            <text:p>2.55828984476442</text:p>
          </table:table-cell>
          <table:table-cell table:formula="of:=[.X16]/[.V16]" office:value-type="float" office:value="0.365469977823488" calcext:value-type="float">
            <text:p>0.36546997782348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84806" calcext:value-type="float">
            <text:p>0.184806</text:p>
          </table:table-cell>
          <table:table-cell table:formula="of:=[.E10]/[.E17]" office:value-type="float" office:value="3.10812419510189" calcext:value-type="float">
            <text:p>3.10812419510189</text:p>
          </table:table-cell>
          <table:table-cell table:formula="of:=[.F17]/[.D17]" office:value-type="float" office:value="0.388515524387736" calcext:value-type="float">
            <text:p>0.3885155243877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1123" calcext:value-type="float">
            <text:p>2.1123</text:p>
          </table:table-cell>
          <table:table-cell table:formula="of:=[.K10]/[.K17]" office:value-type="float" office:value="1.22271457652796" calcext:value-type="float">
            <text:p>1.22271457652796</text:p>
          </table:table-cell>
          <table:table-cell table:formula="of:=[.L17]/[.J17]" office:value-type="float" office:value="0.152839322065994" calcext:value-type="float">
            <text:p>0.15283932206599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22948" calcext:value-type="float">
            <text:p>0.222948</text:p>
          </table:table-cell>
          <table:table-cell table:formula="of:=[.Q10]/[.Q17]" office:value-type="float" office:value="2.86720221755746" calcext:value-type="float">
            <text:p>2.86720221755746</text:p>
          </table:table-cell>
          <table:table-cell table:formula="of:=[.R17]/[.P17]" office:value-type="float" office:value="0.358400277194682" calcext:value-type="float">
            <text:p>0.3584002771946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44811" calcext:value-type="float">
            <text:p>0.244811</text:p>
          </table:table-cell>
          <table:table-cell table:formula="of:=[.W10]/[.W17]" office:value-type="float" office:value="2.52709641315137" calcext:value-type="float">
            <text:p>2.52709641315137</text:p>
          </table:table-cell>
          <table:table-cell table:formula="of:=[.X17]/[.V17]" office:value-type="float" office:value="0.315887051643921" calcext:value-type="float">
            <text:p>0.3158870516439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3:30:48.927000000</meta:creation-date>
    <meta:generator>LibreOffice/5.2.4.2$Windows_x86 LibreOffice_project/3d5603e1122f0f102b62521720ab13a38a4e0eb0</meta:generator>
    <dc:date>2017-02-04T04:33:43.885000000</dc:date>
    <meta:editing-duration>PT8M40S</meta:editing-duration>
    <meta:editing-cycles>2</meta:editing-cycles>
    <meta:document-statistic meta:table-count="1" meta:cell-count="1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44cm" svg:y="0.316cm" chart:style-name="ch2">
          <text:p>Average Run Time</text:p>
        </chart:title>
        <chart:legend chart:legend-position="end" svg:x="10.476cm" svg:y="3.454cm" style:legend-expansion="high" chart:style-name="ch3"/>
        <chart:plot-area chart:style-name="ch4" table:cell-range-address="Sheet1.E9:Sheet1.E17 Sheet1.K9:Sheet1.K17 Sheet1.Q9:Sheet1.Q17 Sheet1.W9:Sheet1.W17" chart:data-source-has-labels="row" svg:x="1.331cm" svg:y="1.275cm" svg:width="8.825cm" svg:height="6.564cm">
          <chartooo:coordinate-region svg:x="2.058cm" svg:y="1.474cm" svg:width="8.004cm" svg:height="5.718cm"/>
          <chart:axis chart:dimension="x" chart:name="primary-x" chart:style-name="ch5">
            <chart:title svg:x="5.077cm" svg:y="8.019cm" chart:style-name="ch6">
              <text:p>Threads</text:p>
            </chart:title>
          </chart:axis>
          <chart:axis chart:dimension="y" chart:name="primary-y" chart:style-name="ch5">
            <chart:title svg:x="0.451cm" svg:y="4.985cm" chart:style-name="ch7">
              <text:p>Time</text:p>
            </chart:title>
            <chart:grid chart:style-name="ch8" chart:class="major"/>
          </chart:axis>
          <chart:series chart:style-name="ch9" chart:values-cell-range-address="Sheet1.E10:Sheet1.E17" chart:label-cell-address="Sheet1.E9:Sheet1.E9" chart:class="chart:line">
            <chart:data-point chart:repeated="8"/>
          </chart:series>
          <chart:series chart:style-name="ch10" chart:values-cell-range-address="Sheet1.K10:Sheet1.K17" chart:label-cell-address="Sheet1.K9:Sheet1.K9" chart:class="chart:line">
            <chart:data-point chart:repeated="8"/>
          </chart:series>
          <chart:series chart:style-name="ch11" chart:values-cell-range-address="Sheet1.Q10:Sheet1.Q17" chart:label-cell-address="Sheet1.Q9:Sheet1.Q9" chart:class="chart:line">
            <chart:data-point chart:repeated="8"/>
          </chart:series>
          <chart:series chart:style-name="ch12" chart:values-cell-range-address="Sheet1.W10:Sheet1.W17" chart:label-cell-address="Sheet1.W9:Sheet1.W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un-time Multi Row</text:p>
                <draw:g>
                  <svg:desc>Sheet1.E9:Sheet1.E9</svg:desc>
                </draw:g>
              </table:table-cell>
              <table:table-cell office:value-type="string">
                <text:p>Average run-time Pixel</text:p>
                <draw:g>
                  <svg:desc>Sheet1.K9:Sheet1.K9</svg:desc>
                </draw:g>
              </table:table-cell>
              <table:table-cell office:value-type="string">
                <text:p>Average run-time Sub row</text:p>
                <draw:g>
                  <svg:desc>Sheet1.Q9:Sheet1.Q9</svg:desc>
                </draw:g>
              </table:table-cell>
              <table:table-cell office:value-type="string">
                <text:p>Average run-time Row</text:p>
                <draw:g>
                  <svg:desc>Sheet1.W9:Sheet1.W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44">
                <text:p>0.5744</text:p>
                <draw:g>
                  <svg:desc>Sheet1.E10:Sheet1.E17</svg:desc>
                </draw:g>
              </table:table-cell>
              <table:table-cell office:value-type="float" office:value="2.58274">
                <text:p>2.58274</text:p>
                <draw:g>
                  <svg:desc>Sheet1.K10:Sheet1.K17</svg:desc>
                </draw:g>
              </table:table-cell>
              <table:table-cell office:value-type="float" office:value="0.639237">
                <text:p>0.639237</text:p>
                <draw:g>
                  <svg:desc>Sheet1.Q10:Sheet1.Q17</svg:desc>
                </draw:g>
              </table:table-cell>
              <table:table-cell office:value-type="float" office:value="0.618661">
                <text:p>0.618661</text:p>
                <draw:g>
                  <svg:desc>Sheet1.W10:Sheet1.W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905">
                <text:p>0.28905</text:p>
              </table:table-cell>
              <table:table-cell office:value-type="float" office:value="2.04003">
                <text:p>2.04003</text:p>
              </table:table-cell>
              <table:table-cell office:value-type="float" office:value="0.327102">
                <text:p>0.327102</text:p>
              </table:table-cell>
              <table:table-cell office:value-type="float" office:value="0.3146">
                <text:p>0.3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4404">
                <text:p>0.194404</text:p>
              </table:table-cell>
              <table:table-cell office:value-type="float" office:value="1.9178">
                <text:p>1.9178</text:p>
              </table:table-cell>
              <table:table-cell office:value-type="float" office:value="0.218337">
                <text:p>0.218337</text:p>
              </table:table-cell>
              <table:table-cell office:value-type="float" office:value="0.231118">
                <text:p>0.231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7253">
                <text:p>0.147253</text:p>
              </table:table-cell>
              <table:table-cell office:value-type="float" office:value="1.93542">
                <text:p>1.93542</text:p>
              </table:table-cell>
              <table:table-cell office:value-type="float" office:value="0.183255">
                <text:p>0.183255</text:p>
              </table:table-cell>
              <table:table-cell office:value-type="float" office:value="0.212083">
                <text:p>0.212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7586">
                <text:p>0.157586</text:p>
              </table:table-cell>
              <table:table-cell office:value-type="float" office:value="2.00725">
                <text:p>2.00725</text:p>
              </table:table-cell>
              <table:table-cell office:value-type="float" office:value="0.204448">
                <text:p>0.204448</text:p>
              </table:table-cell>
              <table:table-cell office:value-type="float" office:value="0.231488">
                <text:p>0.231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0112">
                <text:p>0.170112</text:p>
              </table:table-cell>
              <table:table-cell office:value-type="float" office:value="2.05875">
                <text:p>2.05875</text:p>
              </table:table-cell>
              <table:table-cell office:value-type="float" office:value="0.212795">
                <text:p>0.212795</text:p>
              </table:table-cell>
              <table:table-cell office:value-type="float" office:value="0.236869">
                <text:p>0.236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5271">
                <text:p>0.175271</text:p>
              </table:table-cell>
              <table:table-cell office:value-type="float" office:value="2.10758">
                <text:p>2.10758</text:p>
              </table:table-cell>
              <table:table-cell office:value-type="float" office:value="0.217967">
                <text:p>0.217967</text:p>
              </table:table-cell>
              <table:table-cell office:value-type="float" office:value="0.241826">
                <text:p>0.241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4806">
                <text:p>0.184806</text:p>
              </table:table-cell>
              <table:table-cell office:value-type="float" office:value="2.1123">
                <text:p>2.1123</text:p>
              </table:table-cell>
              <table:table-cell office:value-type="float" office:value="0.222948">
                <text:p>0.222948</text:p>
              </table:table-cell>
              <table:table-cell office:value-type="float" office:value="0.244811">
                <text:p>0.244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Speed up</text:p>
        </chart:title>
        <chart:legend chart:legend-position="end" svg:x="11.587cm" svg:y="3.454cm" style:legend-expansion="high" chart:style-name="ch3"/>
        <chart:plot-area chart:style-name="ch4" table:cell-range-address="Sheet1.F9:Sheet1.F17 Sheet1.L9:Sheet1.L17 Sheet1.R9:Sheet1.R17 Sheet1.X9:Sheet1.X17" chart:data-source-has-labels="row" svg:x="1.331cm" svg:y="1.275cm" svg:width="9.936cm" svg:height="6.564cm">
          <chartooo:coordinate-region svg:x="2.058cm" svg:y="1.474cm" svg:width="9.115cm" svg:height="5.718cm"/>
          <chart:axis chart:dimension="x" chart:name="primary-x" chart:style-name="ch5">
            <chart:title svg:x="5.633cm" svg:y="8.019cm" chart:style-name="ch6">
              <text:p>Threads</text:p>
            </chart:title>
          </chart:axis>
          <chart:axis chart:dimension="y" chart:name="primary-y" chart:style-name="ch5">
            <chart:title svg:x="0.451cm" svg:y="6.48cm" chart:style-name="ch7">
              <text:p>Speed up versus 1 thread</text:p>
            </chart:title>
            <chart:grid chart:style-name="ch8" chart:class="major"/>
          </chart:axis>
          <chart:series chart:style-name="ch9" chart:values-cell-range-address="Sheet1.F10:Sheet1.F17" chart:label-cell-address="Sheet1.F9:Sheet1.F9" chart:class="chart:line">
            <chart:data-point chart:repeated="8"/>
          </chart:series>
          <chart:series chart:style-name="ch10" chart:values-cell-range-address="Sheet1.L10:Sheet1.L17" chart:label-cell-address="Sheet1.L9:Sheet1.L9" chart:class="chart:line">
            <chart:data-point chart:repeated="8"/>
          </chart:series>
          <chart:series chart:style-name="ch11" chart:values-cell-range-address="Sheet1.R10:Sheet1.R17" chart:label-cell-address="Sheet1.R9:Sheet1.R9" chart:class="chart:line">
            <chart:data-point chart:repeated="8"/>
          </chart:series>
          <chart:series chart:style-name="ch12" chart:values-cell-range-address="Sheet1.X10:Sheet1.X17" chart:label-cell-address="Sheet1.X9:Sheet1.X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Multi Row</text:p>
                <draw:g>
                  <svg:desc>Sheet1.F9:Sheet1.F9</svg:desc>
                </draw:g>
              </table:table-cell>
              <table:table-cell office:value-type="string">
                <text:p>Speed up pixel</text:p>
                <draw:g>
                  <svg:desc>Sheet1.L9:Sheet1.L9</svg:desc>
                </draw:g>
              </table:table-cell>
              <table:table-cell office:value-type="string">
                <text:p>Speed up Sub row</text:p>
                <draw:g>
                  <svg:desc>Sheet1.R9:Sheet1.R9</svg:desc>
                </draw:g>
              </table:table-cell>
              <table:table-cell office:value-type="string">
                <text:p>Speed up Row</text:p>
                <draw:g>
                  <svg:desc>Sheet1.X9:Sheet1.X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0:Sheet1.F17</svg:desc>
                </draw:g>
              </table:table-cell>
              <table:table-cell office:value-type="float" office:value="1">
                <text:p>1</text:p>
                <draw:g>
                  <svg:desc>Sheet1.L10:Sheet1.L17</svg:desc>
                </draw:g>
              </table:table-cell>
              <table:table-cell office:value-type="float" office:value="1">
                <text:p>1</text:p>
                <draw:g>
                  <svg:desc>Sheet1.R10:Sheet1.R17</svg:desc>
                </draw:g>
              </table:table-cell>
              <table:table-cell office:value-type="float" office:value="1">
                <text:p>1</text:p>
                <draw:g>
                  <svg:desc>Sheet1.X10:Sheet1.X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719944646255">
                <text:p>1.98719944646255</text:p>
              </table:table-cell>
              <table:table-cell office:value-type="float" office:value="1.2660304015137">
                <text:p>1.2660304015137</text:p>
              </table:table-cell>
              <table:table-cell office:value-type="float" office:value="1.95424363042721">
                <text:p>1.95424363042721</text:p>
              </table:table-cell>
              <table:table-cell office:value-type="float" office:value="1.96650031786395">
                <text:p>1.96650031786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5467171457377">
                <text:p>2.95467171457377</text:p>
              </table:table-cell>
              <table:table-cell office:value-type="float" office:value="1.34672020022943">
                <text:p>1.34672020022943</text:p>
              </table:table-cell>
              <table:table-cell office:value-type="float" office:value="2.92775388504926">
                <text:p>2.92775388504926</text:p>
              </table:table-cell>
              <table:table-cell office:value-type="float" office:value="2.67681876790211">
                <text:p>2.67681876790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0076942405248">
                <text:p>3.90076942405248</text:p>
              </table:table-cell>
              <table:table-cell office:value-type="float" office:value="1.33445970383689">
                <text:p>1.33445970383689</text:p>
              </table:table-cell>
              <table:table-cell office:value-type="float" office:value="3.48823770156339">
                <text:p>3.48823770156339</text:p>
              </table:table-cell>
              <table:table-cell office:value-type="float" office:value="2.91707020364669">
                <text:p>2.917070203646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4499384463087">
                <text:p>3.64499384463087</text:p>
              </table:table-cell>
              <table:table-cell office:value-type="float" office:value="1.28670569186698">
                <text:p>1.28670569186698</text:p>
              </table:table-cell>
              <table:table-cell office:value-type="float" office:value="3.12664834089842">
                <text:p>3.12664834089842</text:p>
              </table:table-cell>
              <table:table-cell office:value-type="float" office:value="2.67254026126624">
                <text:p>2.67254026126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7659894657637">
                <text:p>3.37659894657637</text:p>
              </table:table-cell>
              <table:table-cell office:value-type="float" office:value="1.25451851851852">
                <text:p>1.25451851851852</text:p>
              </table:table-cell>
              <table:table-cell office:value-type="float" office:value="3.004003853474">
                <text:p>3.004003853474</text:p>
              </table:table-cell>
              <table:table-cell office:value-type="float" office:value="2.61182763468415">
                <text:p>2.61182763468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7721071940024">
                <text:p>3.27721071940024</text:p>
              </table:table-cell>
              <table:table-cell office:value-type="float" office:value="1.22545288909555">
                <text:p>1.22545288909555</text:p>
              </table:table-cell>
              <table:table-cell office:value-type="float" office:value="2.93272376093629">
                <text:p>2.93272376093629</text:p>
              </table:table-cell>
              <table:table-cell office:value-type="float" office:value="2.55828984476442">
                <text:p>2.55828984476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0812419510189">
                <text:p>3.10812419510189</text:p>
              </table:table-cell>
              <table:table-cell office:value-type="float" office:value="1.22271457652796">
                <text:p>1.22271457652796</text:p>
              </table:table-cell>
              <table:table-cell office:value-type="float" office:value="2.86720221755746">
                <text:p>2.86720221755746</text:p>
              </table:table-cell>
              <table:table-cell office:value-type="float" office:value="2.52709641315137">
                <text:p>2.527096413151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title svg:x="6.936cm" svg:y="0.316cm" chart:style-name="ch2">
          <text:p>Efficiency</text:p>
        </chart:title>
        <chart:legend chart:legend-position="end" svg:x="11.556cm" svg:y="3.456cm" style:legend-expansion="high" chart:style-name="ch3"/>
        <chart:plot-area chart:style-name="ch4" table:cell-range-address="Sheet1.G9:Sheet1.G17 Sheet1.M9:Sheet1.M17 Sheet1.S9:Sheet1.S17 Sheet1.Y9:Sheet1.Y17" chart:data-source-has-labels="row" svg:x="1.33cm" svg:y="1.275cm" svg:width="9.907cm" svg:height="6.569cm">
          <chartooo:coordinate-region svg:x="2.057cm" svg:y="1.475cm" svg:width="9.086cm" svg:height="5.722cm"/>
          <chart:axis chart:dimension="x" chart:name="primary-x" chart:style-name="ch5">
            <chart:title svg:x="5.617cm" svg:y="8.024cm" chart:style-name="ch6">
              <text:p>Threads</text:p>
            </chart:title>
          </chart:axis>
          <chart:axis chart:dimension="y" chart:name="primary-y" chart:style-name="ch5">
            <chart:title svg:x="0.451cm" svg:y="5.291cm" chart:style-name="ch7">
              <text:p>Efficiency</text:p>
            </chart:title>
            <chart:grid chart:style-name="ch8" chart:class="major"/>
          </chart:axis>
          <chart:series chart:style-name="ch9" chart:values-cell-range-address="Sheet1.G10:Sheet1.G17" chart:label-cell-address="Sheet1.G9:Sheet1.G9" chart:class="chart:line">
            <chart:data-point chart:repeated="8"/>
          </chart:series>
          <chart:series chart:style-name="ch10" chart:values-cell-range-address="Sheet1.M10:Sheet1.M17" chart:label-cell-address="Sheet1.M9:Sheet1.M9" chart:class="chart:line">
            <chart:data-point chart:repeated="8"/>
          </chart:series>
          <chart:series chart:style-name="ch11" chart:values-cell-range-address="Sheet1.S10:Sheet1.S17" chart:label-cell-address="Sheet1.S9:Sheet1.S9" chart:class="chart:line">
            <chart:data-point chart:repeated="8"/>
          </chart:series>
          <chart:series chart:style-name="ch12" chart:values-cell-range-address="Sheet1.Y10:Sheet1.Y17" chart:label-cell-address="Sheet1.Y9:Sheet1.Y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 Multi Row</text:p>
                <draw:g>
                  <svg:desc>Sheet1.G9:Sheet1.G9</svg:desc>
                </draw:g>
              </table:table-cell>
              <table:table-cell office:value-type="string">
                <text:p>Efficiency Pixel</text:p>
                <draw:g>
                  <svg:desc>Sheet1.M9:Sheet1.M9</svg:desc>
                </draw:g>
              </table:table-cell>
              <table:table-cell office:value-type="string">
                <text:p>Efficiency Sub Row</text:p>
                <draw:g>
                  <svg:desc>Sheet1.S9:Sheet1.S9</svg:desc>
                </draw:g>
              </table:table-cell>
              <table:table-cell office:value-type="string">
                <text:p>Efficiency Row</text:p>
                <draw:g>
                  <svg:desc>Sheet1.Y9:Sheet1.Y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10:Sheet1.G17</svg:desc>
                </draw:g>
              </table:table-cell>
              <table:table-cell office:value-type="float" office:value="1">
                <text:p>1</text:p>
                <draw:g>
                  <svg:desc>Sheet1.M10:Sheet1.M17</svg:desc>
                </draw:g>
              </table:table-cell>
              <table:table-cell office:value-type="float" office:value="1">
                <text:p>1</text:p>
                <draw:g>
                  <svg:desc>Sheet1.S10:Sheet1.S17</svg:desc>
                </draw:g>
              </table:table-cell>
              <table:table-cell office:value-type="float" office:value="1">
                <text:p>1</text:p>
                <draw:g>
                  <svg:desc>Sheet1.Y10:Sheet1.Y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599723231275">
                <text:p>0.993599723231275</text:p>
              </table:table-cell>
              <table:table-cell office:value-type="float" office:value="0.633015200756852">
                <text:p>0.633015200756852</text:p>
              </table:table-cell>
              <table:table-cell office:value-type="float" office:value="0.977121815213603">
                <text:p>0.977121815213603</text:p>
              </table:table-cell>
              <table:table-cell office:value-type="float" office:value="0.983250158931977">
                <text:p>0.983250158931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4890571524591">
                <text:p>0.984890571524591</text:p>
              </table:table-cell>
              <table:table-cell office:value-type="float" office:value="0.44890673340981">
                <text:p>0.44890673340981</text:p>
              </table:table-cell>
              <table:table-cell office:value-type="float" office:value="0.975917961683086">
                <text:p>0.975917961683086</text:p>
              </table:table-cell>
              <table:table-cell office:value-type="float" office:value="0.892272922634037">
                <text:p>0.892272922634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19235601312">
                <text:p>0.97519235601312</text:p>
              </table:table-cell>
              <table:table-cell office:value-type="float" office:value="0.333614925959223">
                <text:p>0.333614925959223</text:p>
              </table:table-cell>
              <table:table-cell office:value-type="float" office:value="0.872059425390849">
                <text:p>0.872059425390849</text:p>
              </table:table-cell>
              <table:table-cell office:value-type="float" office:value="0.729267550911671">
                <text:p>0.729267550911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8998768926174">
                <text:p>0.728998768926174</text:p>
              </table:table-cell>
              <table:table-cell office:value-type="float" office:value="0.257341138373396">
                <text:p>0.257341138373396</text:p>
              </table:table-cell>
              <table:table-cell office:value-type="float" office:value="0.625329668179684">
                <text:p>0.625329668179684</text:p>
              </table:table-cell>
              <table:table-cell office:value-type="float" office:value="0.534508052253249">
                <text:p>0.534508052253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2766491096062">
                <text:p>0.562766491096062</text:p>
              </table:table-cell>
              <table:table-cell office:value-type="float" office:value="0.209086419753086">
                <text:p>0.209086419753086</text:p>
              </table:table-cell>
              <table:table-cell office:value-type="float" office:value="0.500667308912333">
                <text:p>0.500667308912333</text:p>
              </table:table-cell>
              <table:table-cell office:value-type="float" office:value="0.435304605780692">
                <text:p>0.435304605780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8172959914321">
                <text:p>0.468172959914321</text:p>
              </table:table-cell>
              <table:table-cell office:value-type="float" office:value="0.175064698442222">
                <text:p>0.175064698442222</text:p>
              </table:table-cell>
              <table:table-cell office:value-type="float" office:value="0.418960537276613">
                <text:p>0.418960537276613</text:p>
              </table:table-cell>
              <table:table-cell office:value-type="float" office:value="0.365469977823488">
                <text:p>0.365469977823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8515524387736">
                <text:p>0.388515524387736</text:p>
              </table:table-cell>
              <table:table-cell office:value-type="float" office:value="0.152839322065994">
                <text:p>0.152839322065994</text:p>
              </table:table-cell>
              <table:table-cell office:value-type="float" office:value="0.358400277194682">
                <text:p>0.358400277194682</text:p>
              </table:table-cell>
              <table:table-cell office:value-type="float" office:value="0.315887051643921">
                <text:p>0.3158870516439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